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a7b8" officeooo:paragraph-rsid="001bdbb9"/>
    </style:style>
    <style:style style:name="P2" style:family="paragraph" style:parent-style-name="Standard">
      <style:paragraph-properties fo:text-align="justify" style:justify-single-word="false"/>
      <style:text-properties officeooo:rsid="001aa7b8" officeooo:paragraph-rsid="001aa7b8"/>
    </style:style>
    <style:style style:name="P3" style:family="paragraph" style:parent-style-name="Standard">
      <style:paragraph-properties fo:text-align="justify" style:justify-single-word="false"/>
      <style:text-properties officeooo:rsid="001bdbb9" officeooo:paragraph-rsid="001bdbb9"/>
    </style:style>
    <style:style style:name="P4" style:family="paragraph" style:parent-style-name="Standard">
      <style:paragraph-properties fo:text-align="justify" style:justify-single-word="false"/>
      <style:text-properties officeooo:rsid="001bdbb9" officeooo:paragraph-rsid="001d6a63"/>
    </style:style>
    <style:style style:name="T1" style:family="text">
      <style:text-properties officeooo:rsid="001aa7b8"/>
    </style:style>
    <style:style style:name="T2" style:family="text">
      <style:text-properties officeooo:rsid="001bdbb9"/>
    </style:style>
    <style:style style:name="T3" style:family="text">
      <style:text-properties officeooo:rsid="001d6a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Reescreva os seguintes termos utilizando parênteses explicitamente em volta de cada subtermo.</text:p>
      <text:p text:style-name="P1">a) a b c d</text:p>
      <text:p text:style-name="P2">R: (((ab)c)d);</text:p>
      <text:p text:style-name="P2"/>
      <text:p text:style-name="P2">b) λq.λi.q</text:p>
      <text:p text:style-name="P2">R: (λq.(λi.(q)));</text:p>
      <text:p text:style-name="P2"/>
      <text:p text:style-name="P2">c) λx.λy.λz.x z (y z)</text:p>
      <text:p text:style-name="P2">R: (λx.(λy.(λz.((x z) (y z)))));</text:p>
      <text:p text:style-name="P2"/>
      <text:p text:style-name="P1">2. Para os seguintes termos, digam que variáveis estão livres, e que variáveis estão ligadas (e a que λ!).</text:p>
      <text:p text:style-name="P1">a) λs.s z λq.s q ≡ (λs.(s z) (λq.s q))</text:p>
      <text:p text:style-name="P2">R: FV(λs.s z λq.s q) = {s,z} e BV(λs.s z λq.s q)={s,q}</text:p>
      <text:p text:style-name="P2"/>
      <text:p text:style-name="P2">b) (λs.s z) λq.w λw.w q z s ≡ (λs.s z) (λq.w (λw.w q z s))</text:p>
      <text:p text:style-name="P2">R: FV[(λs.s z) λq.w λw.w q z s] = {z,w,s,q} e BV[(λs.s z) λq.w λw.w q z s] = {s,q,w}</text:p>
      <text:p text:style-name="P2"/>
      <text:p text:style-name="P2">c) (λs.s) (λq.q s)</text:p>
      <text:p text:style-name="P2">R: FV[(λs.s) (λq.q s)] = {s} e BV[(λs.s) (λq.q s)] = {s,q}</text:p>
      <text:p text:style-name="P2"/>
      <text:p text:style-name="P2">d) λz.((λs.s q) (λq.q z)) λz.z z</text:p>
      <text:p text:style-name="P2">R: FV[λz.((λs.s q) (λq.q z)) λz.z z] = {q,z} e BV[λz.((λs.s q) (λq.q z)) λz.z z] = {z,s,q}</text:p>
      <text:p text:style-name="P2"/>
      <text:p text:style-name="P1">3. Aplique reduções β às expressões abaixo, os reduzindo à forma normal (isto é, a um formato onde não é mais possível aplicar reduções).</text:p>
      <text:p text:style-name="P1">a) (λz.z) (λq.q q) (λs.s a)</text:p>
      <text:p text:style-name="P1"><text:span text:style-name="T2">R: </text:span>(λz.z) (λq.q q) (λs.s a)→(λq.q q) (λs.s a) →(λs.s a)(λs.s a)→(λs.s a) <text:span text:style-name="T2">a </text:span>→<text:span text:style-name="T2">a</text:span> <text:span text:style-name="T2">a</text:span></text:p>
      <text:p text:style-name="P2"/>
      <text:p text:style-name="P2">b) (λs.λq.s q q) (λa.a) b</text:p>
      <text:p text:style-name="P3">R: <text:span text:style-name="T1">(λs.λq.s q q) (λa.a) b →(λq.(λa.a) q q) b →(λa.a) </text:span>b b <text:span text:style-name="T1">→ </text:span>b b</text:p>
      <text:p text:style-name="P3"/>
      <text:p text:style-name="P2">c) (λs.λq.s q q) (λx.x) c</text:p>
      <text:p text:style-name="P3">R: <text:span text:style-name="T1">(λs.λq.s q q) (λx.x) c →</text:span>(<text:span text:style-name="T1">λq.(λx.x) q q) <text:s/>c → (λx.x) </text:span>c c <text:span text:style-name="T1">→ </text:span>c c</text:p>
      <text:p text:style-name="P3"/>
      <text:p text:style-name="P2">d) ((λs.s s) (λq.q)) (λr.r)</text:p>
      <text:p text:style-name="P3">R: <text:span text:style-name="T1">((λs.s s) (λq.q)) (λr.r) → (λq.q) (λq.q) (λr.r) → (λq.q) (λr.r) → (λr.r)</text:span></text:p>
      <text:p text:style-name="P3"/>
      <text:p text:style-name="P3">4. Considere uma versão do cálculo lambda estendido com numerais e operações aritméticas; sendo assim, além da redução β, podemos realizar reduções aritméticas quando ambos os lados de um operador forem numerais (e.g., 1 + 1 → 2). Reduza as expressões abaixo às suas formas normais.</text:p>
      <text:p text:style-name="P3">a) (λx.x) 5</text:p>
      <text:p text:style-name="P3">R: (λx.x) 5 <text:span text:style-name="T1">→ </text:span>5;</text:p>
      <text:p text:style-name="P3"/>
      <text:p text:style-name="P3">b) (λx.x + 10) 42</text:p>
      <text:p text:style-name="P3">R: (λx.x + 10) 42 <text:span text:style-name="T1">→ <text:s/></text:span>42 + 10 = 52;</text:p>
      <text:p text:style-name="P3"/>
      <text:p text:style-name="P3">c) (λf.f (f 10)) (λx.x + 2)</text:p>
      <text:p text:style-name="P3">R: (λf.f (f 10)) (λx.x + 2) <text:span text:style-name="T1">→ </text:span>(λx.x + 2) ((λx.x + 2) 10)<text:span text:style-name="T1">→</text:span>(λx.x + 2) (10 + 2) <text:span text:style-name="T1">→ </text:span>(λx.x + 2) 12 <text:span text:style-name="T1">→ </text:span>12 + 2 = 14;</text:p>
      <text:p text:style-name="P3"/>
      <text:p text:style-name="P3"/>
      <text:p text:style-name="P3"><text:soft-page-break/>d) (λf.f) (λx.x) 51</text:p>
      <text:p text:style-name="P3">R:(λf.f) (λx.x) 51 <text:span text:style-name="T1">→ </text:span>(λx.x) 51 <text:span text:style-name="T1">→ </text:span>51;</text:p>
      <text:p text:style-name="P3"/>
      <text:p text:style-name="P3">5. Considerando que:</text:p>
      <text:p text:style-name="P3"><text:tab/>ONE = λa.λb.a b</text:p>
      <text:p text:style-name="P3"><text:tab/>TWO = λc.λd.c (c d)</text:p>
      <text:p text:style-name="P3"><text:tab/>PLUS = λm.λn.λf.λx.m f (n f x)</text:p>
      <text:p text:style-name="P3">...aplique as reduções β à expressão PLUS TWO ONE à sua forma normal (dica: são</text:p>
      <text:p text:style-name="P3">necessárias 6 reduções). Cuidado com os parênteses!</text:p>
      <text:p text:style-name="P2"/>
      <text:p text:style-name="P3">R: </text:p>
      <text:p text:style-name="P3">(λm.λn.λf.λx.m f (n f x)) <text:s/>(λc.λd.c (c d)) <text:s/>(λa.λb.a b)</text:p>
      <text:p text:style-name="P3">(λn.λf.λx.(λc.λd.c (c d)) f (n f x)) (λa.λb.a b)</text:p>
      <text:p text:style-name="P3">λf.λx.(λc.λd.c (c d)) f ((λa.λb.a b) f x))</text:p>
      <text:p text:style-name="P3">λf.λx.(λc.λd.c (c d)) f ((λb.f b) x))</text:p>
      <text:p text:style-name="P3">λf.λx.(λc.λd.c (c d)) f (f x)</text:p>
      <text:p text:style-name="P3">λf.λx.(λd.<text:span text:style-name="T3">f</text:span> (<text:span text:style-name="T3">f</text:span> d)) (f x)</text:p>
      <text:p text:style-name="P4">λf.λx.<text:span text:style-name="T3">f</text:span> (<text:span text:style-name="T3">f</text:span> <text:span text:style-name="T3">(</text:span>f x)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7:44:44.688942810</meta:creation-date>
    <dc:date>2023-11-02T20:15:15.701202574</dc:date>
    <meta:editing-duration>PT2H30M30S</meta:editing-duration>
    <meta:editing-cycles>3</meta:editing-cycles>
    <meta:generator>LibreOffice/7.6.2.1$Linux_X86_64 LibreOffice_project/60$Build-1</meta:generator>
    <meta:document-statistic meta:table-count="0" meta:image-count="0" meta:object-count="0" meta:page-count="2" meta:paragraph-count="48" meta:word-count="473" meta:character-count="2281" meta:non-whitespace-character-count="1847"/>
  </office:meta>
</office:document-meta>
</file>